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2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  <style:paragraph-properties style:writing-mode="lr-tb"/>
    </style:style>
    <style:style style:name="gr2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739cm" fo:min-width="0.489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3232b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585cm" fo:min-width="2.90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1cm" fo:min-width="0.41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28cm" fo:min-width="0.42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dash" draw:stroke-dash="Fine_20_Dashed" svg:stroke-width="0.081cm" svg:stroke-color="#3232b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41cm" fo:min-width="1.45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0.687cm" fo:min-width="0.43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fo:color="#3232bf" fo:font-weight="bold"/>
    </style:style>
    <style:style style:name="P2" style:family="paragraph">
      <style:paragraph-properties fo:text-align="center"/>
      <style:text-properties fo:color="#3232bf" style:font-name="Crimson Text" fo:font-weight="bold" style:font-size-asian="18pt" style:font-size-complex="18pt"/>
    </style:style>
    <style:style style:name="P3" style:family="paragraph">
      <style:paragraph-properties fo:text-align="center"/>
      <style:text-properties fo:color="#ffff00" fo:font-size="24pt" fo:font-weight="bold"/>
    </style:style>
    <style:style style:name="P4" style:family="paragraph">
      <loext:graphic-properties draw:fill="solid" draw:fill-color="#3232bf"/>
      <style:paragraph-properties fo:text-align="center"/>
      <style:text-properties fo:color="#ffff00" fo:font-size="24pt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00"/>
      <style:paragraph-properties fo:text-align="center" style:writing-mode="lr-tb"/>
      <style:text-properties fo:color="#ffff00" fo:font-weight="bold"/>
    </style:style>
    <style:style style:name="P7" style:family="paragraph">
      <style:paragraph-properties fo:text-align="center" style:writing-mode="lr-tb"/>
      <style:text-properties fo:color="#ffff00" fo:font-weight="bold"/>
    </style:style>
    <style:style style:name="P8" style:family="paragraph">
      <loext:graphic-properties draw:fill="solid" draw:fill-color="#3232bf"/>
      <style:paragraph-properties fo:text-align="center" style:writing-mode="lr-tb"/>
      <style:text-properties fo:color="#ffff00" fo:font-weight="bold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fo:color="#ffff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0.208cm" svg:y="4.728cm">
          <text:p text:style-name="P1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235cm" svg:y="0.008cm">
          <text:p text:style-name="P1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2.383cm">
          <text:p text:style-name="P1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.397cm" svg:height="1.397cm" svg:x="9.103cm" svg:y="2.23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536cm" svg:y1="1.602cm" svg:x2="9.103cm" svg:y2="2.931cm" draw:end-shape="id1" draw:end-glue-point="6" svg:d="M7536 1602l1567 1329" svg:viewBox="0 0 1568 1330">
          <text:p/>
        </draw:connector>
        <draw:connector draw:style-name="gr3" draw:text-style-name="P5" draw:layer="layout" draw:type="line" svg:x1="10.5cm" svg:y1="2.931cm" svg:x2="11.759cm" svg:y2="2.966cm" draw:start-shape="id1" draw:start-glue-point="10" svg:d="M10500 2931l1259 35" svg:viewBox="0 0 1260 36">
          <text:p/>
        </draw:connector>
        <draw:g xml:id="id2" draw:id="id2">
          <draw:custom-shape draw:style-name="gr4" draw:text-style-name="P6" draw:layer="layout" svg:width="3.709cm" svg:height="1.139cm" svg:x="0.355cm" svg:y="1.04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149cm" svg:height="0.761cm" svg:x="2.712cm" svg:y="1.232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15cm" svg:height="0.76cm" svg:x="0.528cm" svg:y="1.233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2.59cm" svg:y1="1.645cm" svg:x2="1.779cm" svg:y2="1.645cm">
            <text:p/>
          </draw:line>
        </draw:g>
        <draw:custom-shape draw:style-name="gr8" draw:text-style-name="P8" xml:id="id3" draw:id="id3" draw:layer="layout" svg:width="2.235cm" svg:height="1.175cm" svg:x="5.334cm" svg:y="1.011cm">
          <text:p text:style-name="P7"><text:span text:style-name="T2">LST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064cm" svg:y1="1.616cm" svg:x2="5.334cm" svg:y2="1.598cm" draw:start-shape="id2" draw:start-glue-point="1" draw:end-shape="id3" draw:end-glue-point="3" svg:d="M4064 1616l1270-18" svg:viewBox="0 0 1271 19">
          <text:p/>
        </draw:connector>
        <draw:g xml:id="id4" draw:id="id4">
          <draw:custom-shape draw:style-name="gr4" draw:text-style-name="P6" draw:layer="layout" svg:width="3.709cm" svg:height="1.139cm" svg:x="0.348cm" svg:y="3.454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149cm" svg:height="0.761cm" svg:x="2.705cm" svg:y="3.639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15cm" svg:height="0.76cm" svg:x="0.521cm" svg:y="3.64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2.583cm" svg:y1="4.052cm" svg:x2="1.772cm" svg:y2="4.052cm">
            <text:p/>
          </draw:line>
        </draw:g>
        <draw:custom-shape draw:style-name="gr8" draw:text-style-name="P8" xml:id="id5" draw:id="id5" draw:layer="layout" svg:width="2.235cm" svg:height="1.175cm" svg:x="5.327cm" svg:y="3.418cm">
          <text:p text:style-name="P7"><text:span text:style-name="T2">LST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057cm" svg:y1="4.023cm" svg:x2="5.327cm" svg:y2="4.005cm" draw:start-shape="id4" draw:start-glue-point="1" draw:end-shape="id5" draw:end-glue-point="3" svg:d="M4057 4023l1270-18" svg:viewBox="0 0 1271 19">
          <text:p/>
        </draw:connector>
        <draw:g xml:id="id6" draw:id="id6">
          <draw:custom-shape draw:style-name="gr4" draw:text-style-name="P6" draw:layer="layout" svg:width="3.709cm" svg:height="1.139cm" svg:x="0.341cm" svg:y="5.76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149cm" svg:height="0.761cm" svg:x="2.698cm" svg:y="5.946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15cm" svg:height="0.76cm" svg:x="0.514cm" svg:y="5.94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2.576cm" svg:y1="6.359cm" svg:x2="1.765cm" svg:y2="6.359cm">
            <text:p/>
          </draw:line>
        </draw:g>
        <draw:custom-shape draw:style-name="gr8" draw:text-style-name="P8" xml:id="id7" draw:id="id7" draw:layer="layout" svg:width="2.235cm" svg:height="1.175cm" svg:x="5.32cm" svg:y="5.725cm">
          <text:p text:style-name="P7"><text:span text:style-name="T2">LST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05cm" svg:y1="6.33cm" svg:x2="5.32cm" svg:y2="6.312cm" draw:start-shape="id6" draw:start-glue-point="1" draw:end-shape="id7" draw:end-glue-point="3" svg:d="M4050 6330l1270-18" svg:viewBox="0 0 1271 19">
          <text:p/>
        </draw:connector>
        <draw:custom-shape draw:style-name="gr9" draw:text-style-name="P4" xml:id="id8" draw:id="id8" draw:layer="layout" svg:width="1.397cm" svg:height="1.397cm" svg:x="9.09cm" svg:y="4.63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487cm" svg:y1="5.331cm" svg:x2="11.814cm" svg:y2="5.325cm" draw:start-shape="id8" draw:start-glue-point="10" svg:d="M10487 5331l1327-6" svg:viewBox="0 0 1328 7">
          <text:p/>
        </draw:connector>
        <draw:connector draw:style-name="gr3" draw:text-style-name="P5" draw:layer="layout" draw:type="line" svg:x1="7.523cm" svg:y1="1.589cm" svg:x2="9.09cm" svg:y2="5.331cm" draw:end-shape="id8" draw:end-glue-point="6" svg:d="M7523 1589l1567 3742" svg:viewBox="0 0 1568 3743">
          <text:p/>
        </draw:connector>
        <draw:connector draw:style-name="gr3" draw:text-style-name="P5" draw:layer="layout" draw:type="line" svg:x1="7.562cm" svg:y1="4.005cm" svg:x2="9.103cm" svg:y2="2.931cm" draw:start-shape="id5" draw:start-glue-point="1" draw:end-shape="id1" draw:end-glue-point="6" svg:d="M7562 4005l1541-1074" svg:viewBox="0 0 1542 1075">
          <text:p/>
        </draw:connector>
        <draw:connector draw:style-name="gr3" draw:text-style-name="P5" draw:layer="layout" draw:type="line" svg:x1="7.555cm" svg:y1="6.312cm" svg:x2="9.103cm" svg:y2="2.931cm" draw:start-shape="id7" draw:start-glue-point="1" draw:end-shape="id1" draw:end-glue-point="6" svg:d="M7555 6312l1548-3381" svg:viewBox="0 0 1549 3382">
          <text:p/>
        </draw:connector>
        <draw:connector draw:style-name="gr3" draw:text-style-name="P5" draw:layer="layout" draw:type="line" svg:x1="7.562cm" svg:y1="4.005cm" svg:x2="9.09cm" svg:y2="5.331cm" draw:start-shape="id5" draw:start-glue-point="1" draw:end-shape="id8" draw:end-glue-point="6" svg:d="M7562 4005l1528 1326" svg:viewBox="0 0 1529 1327">
          <text:p/>
        </draw:connector>
        <draw:connector draw:style-name="gr3" draw:text-style-name="P5" draw:layer="layout" draw:type="line" svg:x1="7.555cm" svg:y1="6.312cm" svg:x2="9.09cm" svg:y2="5.331cm" draw:start-shape="id7" draw:start-glue-point="1" draw:end-shape="id8" draw:end-glue-point="6" svg:d="M7555 6312l1535-981" svg:viewBox="0 0 1536 98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2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3" svg:font-family="'Nimbus Roman No9 L'" style:font-family-generic="system" style:font-pitch="variable"/>
    <style:font-face style:name="Nimbus Roman No9 L4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1.9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1</meta:editing-cycles>
    <dc:date>2020-10-22T22:57:16.791642591</dc:date>
    <meta:creation-date>2016-08-10T12:12:58</meta:creation-date>
    <meta:editing-duration>PT2H23M58S</meta:editing-duration>
    <meta:document-statistic meta:object-count="34"/>
    <meta:user-defined meta:name="email">kariminfo0@gmail.com</meta:user-defined>
  </office:meta>
</office:document-meta>
</file>